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color="#c9211e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55308d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5" style:family="paragraph">
      <style:text-properties fo:color="#55308d" loext:opacity="100%" fo:font-size="12pt" style:font-size-asian="12pt" style:font-size-complex="12pt"/>
    </style:style>
    <style:style style:name="P6" style:family="paragraph">
      <loext:graphic-properties draw:fill="none" draw:fill-color="#ffffff"/>
      <style:text-properties fo:color="#55308d" loext:opacity="100%" fo:font-size="12pt" style:font-size-asian="12pt" style:font-size-complex="12pt"/>
    </style:style>
    <style:style style:name="P7" style:family="paragraph">
      <style:text-properties fo:color="#000000" loext:opacity="100%"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P9" style:family="paragraph">
      <style:text-properties fo:color="#069a2e" loext:opacity="100%" style:font-name="Lato Semibold" fo:font-size="15pt"/>
    </style:style>
    <style:style style:name="P10" style:family="paragraph">
      <loext:graphic-properties draw:fill="none" draw:fill-color="#ffffff"/>
      <style:text-properties fo:color="#069a2e" loext:opacity="100%" style:font-name="Lato Semibold" fo:font-size="15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1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1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2" draw:text-style-name="P2" draw:layer="layout" svg:x1="3.5cm" svg:y1="3.1cm" svg:x2="3.5cm" svg:y2="2.4cm">
          <text:p/>
        </draw:line>
        <draw:line draw:style-name="gr2" draw:text-style-name="P2" draw:layer="layout" svg:x1="8.2cm" svg:y1="3.1cm" svg:x2="8.2cm" svg:y2="2.4cm">
          <text:p/>
        </draw:line>
        <draw:line draw:style-name="gr2" draw:text-style-name="P2" draw:layer="layout" svg:x1="12.3cm" svg:y1="3.1cm" svg:x2="12.3cm" svg:y2="2.4cm">
          <text:p/>
        </draw:line>
        <draw:line draw:style-name="gr2" draw:text-style-name="P2" draw:layer="layout" svg:x1="3.5cm" svg:y1="2.4cm" svg:x2="14.5cm" svg:y2="2.4cm">
          <text:p/>
        </draw:line>
        <draw:frame draw:style-name="gr3" draw:text-style-name="P4" draw:layer="layout" svg:width="3.592cm" svg:height="0.725cm" svg:x="14.458cm" svg:y="2.025cm">
          <draw:text-box>
            <text:p text:style-name="P3"><text:span text:style-name="T3">Nom de variable</text:span></text:p>
          </draw:text-box>
        </draw:frame>
        <draw:line draw:style-name="gr4" draw:text-style-name="P2" draw:layer="layout" svg:x1="4cm" svg:y1="3.101cm" svg:x2="4cm" svg:y2="1.901cm">
          <text:p/>
        </draw:line>
        <draw:line draw:style-name="gr4" draw:text-style-name="P2" draw:layer="layout" svg:x1="8.7cm" svg:y1="3.101cm" svg:x2="8.7cm" svg:y2="1.901cm">
          <text:p/>
        </draw:line>
        <draw:line draw:style-name="gr4" draw:text-style-name="P2" draw:layer="layout" svg:x1="12.8cm" svg:y1="3.101cm" svg:x2="12.8cm" svg:y2="1.901cm">
          <text:p/>
        </draw:line>
        <draw:line draw:style-name="gr4" draw:text-style-name="P2" draw:layer="layout" svg:x1="4cm" svg:y1="1.901cm" svg:x2="14.5cm" svg:y2="1.901cm">
          <text:p/>
        </draw:line>
        <draw:frame draw:style-name="gr3" draw:text-style-name="P6" draw:layer="layout" svg:width="2.504cm" svg:height="0.725cm" svg:x="14.458cm" svg:y="1.526cm">
          <draw:text-box>
            <text:p text:style-name="P5"><text:span text:style-name="T4">Affectation</text:span></text:p>
          </draw:text-box>
        </draw:frame>
        <draw:line draw:style-name="gr5" draw:text-style-name="P2" draw:layer="layout" svg:x1="9.3cm" svg:y1="3.101cm" svg:x2="9.3cm" svg:y2="1.402cm">
          <text:p/>
        </draw:line>
        <draw:line draw:style-name="gr5" draw:text-style-name="P2" draw:layer="layout" svg:x1="13.4cm" svg:y1="3.101cm" svg:x2="13.4cm" svg:y2="1.402cm">
          <text:p/>
        </draw:line>
        <draw:line draw:style-name="gr5" draw:text-style-name="P2" draw:layer="layout" svg:x1="4.6cm" svg:y1="1.402cm" svg:x2="14.5cm" svg:y2="1.402cm">
          <text:p/>
        </draw:line>
        <draw:frame draw:style-name="gr3" draw:text-style-name="P8" draw:layer="layout" svg:width="1.696cm" svg:height="0.725cm" svg:x="14.458cm" svg:y="1.027cm">
          <draw:text-box>
            <text:p text:style-name="P7"><text:span text:style-name="T5">Valeur</text:span></text:p>
          </draw:text-box>
        </draw:frame>
        <draw:line draw:style-name="gr5" draw:text-style-name="P2" draw:layer="layout" svg:x1="4.6cm" svg:y1="3.1cm" svg:x2="4.6cm" svg:y2="1.401cm">
          <text:p/>
        </draw:line>
        <draw:frame draw:style-name="gr3" draw:text-style-name="P10" draw:layer="layout" svg:width="2.907cm" svg:height="0.781cm" svg:x="4.093cm" svg:y="4.757cm">
          <draw:text-box>
            <text:p text:style-name="P9">Constante</text:p>
          </draw:text-box>
        </draw:frame>
        <draw:frame draw:style-name="gr3" draw:text-style-name="P10" draw:layer="layout" svg:width="3.038cm" svg:height="0.781cm" svg:x="12.894cm" svg:y="4.757cm">
          <draw:text-box>
            <text:p text:style-name="P9">Expression</text:p>
          </draw:text-box>
        </draw:frame>
        <draw:frame draw:style-name="gr3" draw:text-style-name="P10" draw:layer="layout" svg:width="2.339cm" svg:height="1.841cm" svg:x="8.794cm" svg:y="3.958cm">
          <draw:text-box>
            <text:p text:style-name="P9">Valeur </text:p>
            <text:p text:style-name="P9">d’une </text:p>
            <text:p text:style-name="P9">variab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08T06:11:44.707637441</dc:date>
    <meta:editing-duration>PT2M14S</meta:editing-duration>
    <meta:editing-cycles>1</meta:editing-cycles>
    <meta:document-statistic meta:object-count="21"/>
    <meta:generator>LibreOffice/7.2.0.4$Linux_X86_64 LibreOffice_project/fa0a9af5681a0acc7909a705f92c1ada8a658552</meta:generator>
  </office:meta>
</office:document-meta>
</file>